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7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3.1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85cm" fo:min-width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7cm" svg:height="1.2cm" svg:x="6.5cm" svg:y="18.8cm">
          <text:p text:style-name="P1">Sim-knx communicati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6cm" svg:height="1.2cm" svg:x="6.5cm" svg:y="16.8cm">
          <text:p text:style-name="P1">Ipc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5cm" svg:height="3cm" svg:x="10.7cm" svg:y="15cm">
          <text:p text:style-name="P1">Configurati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7cm" svg:height="1.2cm" svg:x="6.5cm" svg:y="13.2cm">
          <text:p text:style-name="P1">High level app’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6cm" svg:height="1.2cm" svg:x="6.5cm" svg:y="15cm">
          <text:p text:style-name="P1">Ip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45cm" svg:y1="18cm" svg:x2="10.35cm" svg:y2="18.8cm" draw:start-shape="id1" draw:start-glue-point="2" draw:end-shape="id2" draw:end-glue-point="0" svg:d="M12450 18000v400h-2100v400" svg:viewBox="0 0 2101 801">
          <text:p/>
        </draw:connector>
        <draw:connector draw:style-name="gr4" draw:text-style-name="P1" draw:layer="layout" svg:x1="8.3cm" svg:y1="18cm" svg:x2="10.35cm" svg:y2="18.8cm" draw:start-shape="id3" draw:start-glue-point="2" draw:end-shape="id2" draw:end-glue-point="0" svg:d="M8300 18000v400h2050v400" svg:viewBox="0 0 2051 801">
          <text:p/>
        </draw:connector>
        <draw:connector draw:style-name="gr4" draw:text-style-name="P1" draw:layer="layout" svg:x1="8.3cm" svg:y1="16.2cm" svg:x2="8.3cm" svg:y2="16.8cm" draw:start-shape="id4" draw:start-glue-point="2" draw:end-shape="id3" draw:end-glue-point="0" svg:d="M8300 16200v600" svg:viewBox="0 0 1 601">
          <text:p/>
        </draw:connector>
        <draw:connector draw:style-name="gr4" draw:text-style-name="P1" draw:layer="layout" svg:x1="8.3cm" svg:y1="15cm" svg:x2="10.35cm" svg:y2="14.4cm" draw:start-shape="id4" draw:start-glue-point="0" draw:end-shape="id5" draw:end-glue-point="2" svg:d="M8300 15000v-300h2050v-300" svg:viewBox="0 0 2051 601">
          <text:p/>
        </draw:connector>
        <draw:connector draw:style-name="gr4" draw:text-style-name="P1" draw:layer="layout" svg:x1="12.45cm" svg:y1="15cm" svg:x2="10.35cm" svg:y2="14.4cm" draw:start-shape="id1" draw:start-glue-point="0" draw:end-shape="id5" draw:end-glue-point="2" svg:d="M12450 15000v-300h-2100v-300" svg:viewBox="0 0 2101 601">
          <text:p/>
        </draw:connector>
        <draw:custom-shape draw:style-name="gr5" draw:text-style-name="P1" xml:id="id7" draw:id="id7" draw:layer="layout" svg:width="2.5cm" svg:height="3.1cm" svg:x="14.8cm" svg:y="16.9cm">
          <text:p text:style-name="P1">Ets</text:p>
          <text:p text:style-name="P1">impor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2.5cm" svg:height="3.1cm" svg:x="14.8cm" svg:y="13.2cm">
          <text:p text:style-name="P1">Web</text:p>
          <text:p text:style-name="P1">confi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8cm" svg:y1="14.75cm" svg:x2="14.2cm" svg:y2="16.5cm" draw:start-shape="id6" draw:start-glue-point="3" draw:end-shape="id1" draw:end-glue-point="1" svg:d="M14800 14750h-300v1750h-300" svg:viewBox="0 0 601 1751">
          <text:p/>
        </draw:connector>
        <draw:connector draw:style-name="gr4" draw:text-style-name="P1" draw:layer="layout" svg:x1="14.8cm" svg:y1="18.45cm" svg:x2="14.2cm" svg:y2="16.5cm" draw:start-shape="id7" draw:start-glue-point="3" draw:end-shape="id1" draw:end-glue-point="1" svg:d="M14800 18450h-300v-1950h-300" svg:viewBox="0 0 601 1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09:26:00.622150372</meta:creation-date>
    <dc:date>2017-04-27T09:32:49.023585360</dc:date>
    <meta:editing-duration>PT6M48S</meta:editing-duration>
    <meta:editing-cycles>1</meta:editing-cycles>
    <meta:generator>LibreOffice/5.3.2.2$Linux_X86_64 LibreOffice_project/30m0$Build-2</meta:generator>
    <meta:document-statistic meta:object-count="14"/>
  </office:meta>
</office:document-meta>
</file>